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c80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826a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12c806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2c806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officeooo:paragraph-rsid="0012c80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826a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154160" officeooo:paragraph-rsid="00154160" style:font-size-asian="14pt" style:font-weight-asian="normal" style:font-size-complex="14pt" style:font-weight-complex="normal"/>
    </style:style>
    <style:style style:name="T1" style:family="text">
      <style:text-properties officeooo:rsid="0001185b"/>
    </style:style>
    <style:style style:name="T2" style:family="text">
      <style:text-properties officeooo:rsid="0001f208"/>
    </style:style>
    <style:style style:name="T3" style:family="text">
      <style:text-properties officeooo:rsid="00029dc0"/>
    </style:style>
    <style:style style:name="T4" style:family="text">
      <style:text-properties officeooo:rsid="00154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DEPARTMENT OF COMPUTER SCIENCE AND ENGINEERING</text:p>
      <text:p text:style-name="P1">UCS1411 - OPERATING SYSTEMS LAB</text:p>
      <text:p text:style-name="P1">Batch: 2018-22</text:p>
      <text:p text:style-name="P1">Academic Year: 2019-20</text:p>
      <text:p text:style-name="P1">Class: CSE B</text:p>
      <text:p text:style-name="P1">--------------------------------------------------------------------------------</text:p>
      <text:p text:style-name="P1">Lab Exercise – <text:span text:style-name="T4">9</text:span> – Paging Technique</text:p>
      <text:p text:style-name="P4"/>
      <text:p text:style-name="P5">REG NO. : 185001083</text:p>
      <text:p text:style-name="P5">NAME : B. LAKSHMI PRIYA</text:p>
      <text:p text:style-name="P5">CLASS : CSE B (SEMESTER <text:span text:style-name="T2">4</text:span>)</text:p>
      <text:p text:style-name="P6"/>
      <text:p text:style-name="P2">1. <text:span text:style-name="T4">D</text:span>evelop a C program to implement the paging technique in memory management.</text:p>
      <text:p text:style-name="P2"/>
      <text:p text:style-name="P3">PROGRAM: </text:p>
      <text:p text:style-name="P3">#include &lt;stdio.h&gt;</text:p>
      <text:p text:style-name="P3">#include &lt;stdlib.h&gt;</text:p>
      <text:p text:style-name="P3">#include &lt;string.h&gt;</text:p>
      <text:p text:style-name="P3">#include &lt;math.h&gt;</text:p>
      <text:p text:style-name="P3"/>
      <text:p text:style-name="P3">typedef struct PROCESS</text:p>
      <text:p text:style-name="P3">{</text:p>
      <text:p text:style-name="P3"><text:tab/>char pid[10];</text:p>
      <text:p text:style-name="P3"><text:tab/>int size;</text:p>
      <text:p text:style-name="P3"><text:tab/>int pages;</text:p>
      <text:p text:style-name="P3"><text:tab/>int *alloc;</text:p>
      <text:p text:style-name="P3"><text:tab/>struct PROCESS *next;</text:p>
      <text:p text:style-name="P3">}process;</text:p>
      <text:p text:style-name="P3"/>
      <text:p text:style-name="P3">int deallocate(process *proc, char pid[10], int *freeframes, int nfree)</text:p>
      <text:p text:style-name="P3">{</text:p>
      <text:p text:style-name="P3"><text:tab/>process *temp=proc;</text:p>
      <text:p text:style-name="P3"><text:tab/>if(temp-&gt;next==NULL)</text:p>
      <text:p text:style-name="P3"><text:tab/>{</text:p>
      <text:p text:style-name="P3"/>
      <text:p text:style-name="P3"><text:tab/><text:tab/>printf("\nDeallocation not possible!");</text:p>
      <text:p text:style-name="P3"><text:soft-page-break/><text:tab/><text:tab/>return -1;</text:p>
      <text:p text:style-name="P3"><text:tab/>}</text:p>
      <text:p text:style-name="P3"><text:tab/>while(temp-&gt;next!=NULL &amp;&amp; strcmp(temp-&gt;next-&gt;pid, pid)!=0)</text:p>
      <text:p text:style-name="P3"><text:tab/><text:tab/><text:tab/>temp=temp-&gt;next;</text:p>
      <text:p text:style-name="P3"/>
      <text:p text:style-name="P3"><text:tab/>if(temp!=NULL)</text:p>
      <text:p text:style-name="P3"><text:tab/>{<text:tab/><text:tab/></text:p>
      <text:p text:style-name="P3"><text:tab/><text:tab/>process *del=temp-&gt;next;</text:p>
      <text:p text:style-name="P3"><text:tab/><text:tab/>temp-&gt;next=del-&gt;next;</text:p>
      <text:p text:style-name="P3"/>
      <text:p text:style-name="P3"><text:tab/><text:tab/>for(int i=nfree; i&lt;nfree+del-&gt;pages; i++)</text:p>
      <text:p text:style-name="P3"><text:tab/><text:tab/><text:tab/>freeframes[i]=del-&gt;alloc[i-nfree];</text:p>
      <text:p text:style-name="P3"/>
      <text:p text:style-name="P3"><text:tab/><text:tab/>nfree += del-&gt;pages;</text:p>
      <text:p text:style-name="P3"><text:tab/><text:tab/>free(del);</text:p>
      <text:p text:style-name="P3"/>
      <text:p text:style-name="P3"><text:tab/><text:tab/>printf("\nDeallocated process %s", pid);</text:p>
      <text:p text:style-name="P3"><text:tab/>}</text:p>
      <text:p text:style-name="P3"><text:tab/>else</text:p>
      <text:p text:style-name="P3"><text:tab/><text:tab/>printf("\nProcess NOT found!");</text:p>
      <text:p text:style-name="P3"/>
      <text:p text:style-name="P3"><text:tab/>return nfree;</text:p>
      <text:p text:style-name="P3">}</text:p>
      <text:p text:style-name="P3"/>
      <text:p text:style-name="P3">void printpagetable(process *proc)</text:p>
      <text:p text:style-name="P3">{</text:p>
      <text:p text:style-name="P3"><text:tab/>process *temp=proc-&gt;next;</text:p>
      <text:p text:style-name="P3"><text:tab/>if(temp==NULL)</text:p>
      <text:p text:style-name="P3"><text:tab/><text:tab/>printf("\nNo user process in page table");</text:p>
      <text:p text:style-name="P3"/>
      <text:p text:style-name="P3"><text:tab/>while(temp!=NULL)</text:p>
      <text:p text:style-name="P3"><text:tab/>{</text:p>
      <text:p text:style-name="P3"><text:tab/><text:tab/>printf("\n\nPage table for %s", temp-&gt;pid);</text:p>
      <text:p text:style-name="P3"><text:tab/><text:tab/>for(int i=0;i&lt;temp-&gt;pages;i++)</text:p>
      <text:p text:style-name="P3"><text:tab/><text:tab/><text:tab/>printf("\nPage %d: Frame: %d", i, temp-&gt;alloc[i]);</text:p>
      <text:p text:style-name="P3"><text:tab/><text:tab/>temp=temp-&gt;next;</text:p>
      <text:p text:style-name="P3"><text:tab/>}</text:p>
      <text:p text:style-name="P3">}</text:p>
      <text:p text:style-name="P3"/>
      <text:p text:style-name="P3"/>
      <text:p text:style-name="P3">void printfreeframes(int *freeframes, int nfree)</text:p>
      <text:p text:style-name="P3">{</text:p>
      <text:p text:style-name="P3"><text:tab/>printf("\nFree Frames: ");</text:p>
      <text:p text:style-name="P3"><text:tab/>if(freeframes==NULL)</text:p>
      <text:p text:style-name="P3"><text:tab/>{</text:p>
      <text:p text:style-name="P3"><text:soft-page-break/><text:tab/><text:tab/>printf("\nNO free frames!");</text:p>
      <text:p text:style-name="P3"><text:tab/><text:tab/>return;</text:p>
      <text:p text:style-name="P3"><text:tab/>}</text:p>
      <text:p text:style-name="P3"/>
      <text:p text:style-name="P3"><text:tab/>for(int i=0;i&lt;nfree;i++)</text:p>
      <text:p text:style-name="P3"><text:tab/><text:tab/>printf("%d\t", freeframes[i]);</text:p>
      <text:p text:style-name="P3">}</text:p>
      <text:p text:style-name="P3"/>
      <text:p text:style-name="P3"/>
      <text:p text:style-name="P3">void main()</text:p>
      <text:p text:style-name="P3">{</text:p>
      <text:p text:style-name="P3"><text:tab/>int physize, pagesize, random;</text:p>
      <text:p text:style-name="P3"><text:tab/></text:p>
      <text:p text:style-name="P3"><text:tab/>printf("\nPAGING TECHNIQUE\n");</text:p>
      <text:p text:style-name="P3"><text:tab/>printf("\nEnter the physical memory size (in kB): ");</text:p>
      <text:p text:style-name="P3"><text:tab/>scanf("%d", &amp;physize);</text:p>
      <text:p text:style-name="P3"><text:tab/>printf("\nEnter the page size (in kB): ");</text:p>
      <text:p text:style-name="P3"><text:tab/>scanf("%d", &amp;pagesize);</text:p>
      <text:p text:style-name="P3"><text:tab/></text:p>
      <text:p text:style-name="P3"><text:tab/>int nframes=physize/pagesize;</text:p>
      <text:p text:style-name="P3"/>
      <text:p text:style-name="P3"><text:tab/>int frames[nframes];</text:p>
      <text:p text:style-name="P3"><text:tab/>process *proc=(process *)malloc(sizeof(process));</text:p>
      <text:p text:style-name="P3"><text:tab/></text:p>
      <text:p text:style-name="P3"><text:tab/>for(int i=0;i&lt;nframes;i++)</text:p>
      <text:p text:style-name="P3"><text:tab/><text:tab/>frames[i]=0;</text:p>
      <text:p text:style-name="P3"/>
      <text:p text:style-name="P3"><text:tab/>printf("\nPhysical memory is divided into %d frames", nframes);</text:p>
      <text:p text:style-name="P3"/>
      <text:p text:style-name="P3"><text:tab/>int nalloc=rand()%nframes;</text:p>
      <text:p text:style-name="P3"><text:tab/>for(int i=0;i&lt;nalloc;i++)</text:p>
      <text:p text:style-name="P3"><text:tab/>{</text:p>
      <text:p text:style-name="P3"><text:tab/><text:tab/>random=rand()%nframes;</text:p>
      <text:p text:style-name="P3"><text:tab/><text:tab/>frames[random]=1;</text:p>
      <text:p text:style-name="P3"><text:tab/>}</text:p>
      <text:p text:style-name="P3"><text:tab/>int nfree=nframes-nalloc;</text:p>
      <text:p text:style-name="P3"><text:tab/>printf("\nAfter initialization...\nFREE FRAMES: ");</text:p>
      <text:p text:style-name="P3"><text:tab/>int *freeframes=(int *)malloc(100*sizeof(int));</text:p>
      <text:p text:style-name="P3"><text:tab/>int findex=0;</text:p>
      <text:p text:style-name="P3"><text:tab/>for(int i=0;i&lt;nframes;i++)</text:p>
      <text:p text:style-name="P3"><text:tab/><text:tab/>if(frames[i]==0)</text:p>
      <text:p text:style-name="P3"><text:tab/><text:tab/>{</text:p>
      <text:p text:style-name="P3"><text:tab/><text:tab/><text:tab/>freeframes[findex++]=i;</text:p>
      <text:p text:style-name="P3"><text:tab/><text:tab/><text:tab/>printf("%d\t", i);</text:p>
      <text:p text:style-name="P3"><text:tab/><text:tab/>}</text:p>
      <text:p text:style-name="P3"><text:soft-page-break/><text:tab/>printf("\n");</text:p>
      <text:p text:style-name="P3"/>
      <text:p text:style-name="P3"><text:tab/>int choice ;</text:p>
      <text:p text:style-name="P3"><text:tab/>printf("\n\nChoices:\n\t1. Process request\n\t2. Deallocation\n\t3. Page Table display for all input process\n\t4. Free Frame list display\n\t5. Exit\nEnter the option :");</text:p>
      <text:p text:style-name="P3"><text:tab/>scanf("%d", &amp;choice);</text:p>
      <text:p text:style-name="P3"><text:tab/></text:p>
      <text:p text:style-name="P3"><text:tab/>while(choice!=5)</text:p>
      <text:p text:style-name="P3"><text:tab/>{</text:p>
      <text:p text:style-name="P3"><text:tab/><text:tab/>switch(choice)</text:p>
      <text:p text:style-name="P3"><text:tab/><text:tab/>{</text:p>
      <text:p text:style-name="P3"><text:tab/><text:tab/><text:tab/>case 1: </text:p>
      <text:p text:style-name="P3"><text:tab/><text:tab/><text:tab/>{</text:p>
      <text:p text:style-name="P3"><text:tab/><text:tab/><text:tab/><text:tab/>process *p = (process *)malloc(sizeof(process));</text:p>
      <text:p text:style-name="P3"><text:tab/><text:tab/><text:tab/><text:tab/>printf("Enter the Process ID <text:s/>: ");</text:p>
      <text:p text:style-name="P3"><text:tab/><text:tab/><text:tab/><text:tab/>scanf(" %[^\n]", p-&gt;pid);</text:p>
      <text:p text:style-name="P3"><text:tab/><text:tab/><text:tab/><text:tab/>printf("Enter Page size(in kB): ");</text:p>
      <text:p text:style-name="P3"><text:tab/><text:tab/><text:tab/><text:tab/>scanf(" %d", &amp;p-&gt;size);</text:p>
      <text:p text:style-name="P3"><text:tab/><text:tab/><text:tab/><text:tab/>p-&gt;pages=ceil((float)p-&gt;size/pagesize);</text:p>
      <text:p text:style-name="P3"><text:tab/><text:tab/><text:tab/><text:tab/></text:p>
      <text:p text:style-name="P3"><text:tab/><text:tab/><text:tab/><text:tab/>if(p-&gt;pages&lt;=nfree)</text:p>
      <text:p text:style-name="P3"><text:tab/><text:tab/><text:tab/><text:tab/>{</text:p>
      <text:p text:style-name="P3"><text:tab/><text:tab/><text:tab/><text:tab/><text:tab/>printf("\nProcess is divided into %d pages", p-&gt;pages);</text:p>
      <text:p text:style-name="P3"><text:tab/><text:tab/><text:tab/><text:tab/><text:tab/>printf("\nPage table for %s: ", p-&gt;pid);</text:p>
      <text:p text:style-name="P3"><text:tab/><text:tab/><text:tab/><text:tab/><text:tab/>p-&gt;alloc=(int *)malloc(p-&gt;pages*sizeof(int));</text:p>
      <text:p text:style-name="P3"><text:tab/><text:tab/><text:tab/><text:tab/><text:tab/><text:tab/></text:p>
      <text:p text:style-name="P3"><text:tab/><text:tab/><text:tab/><text:tab/><text:tab/>for(int i=0;i&lt;p-&gt;pages;i++)</text:p>
      <text:p text:style-name="P3"><text:tab/><text:tab/><text:tab/><text:tab/><text:tab/>{</text:p>
      <text:p text:style-name="P3"><text:tab/><text:tab/><text:tab/><text:tab/><text:tab/><text:tab/>p-&gt;alloc[i]=freeframes[0];</text:p>
      <text:p text:style-name="P3"><text:tab/><text:tab/><text:tab/><text:tab/><text:tab/><text:tab/>freeframes=&amp;freeframes[1];</text:p>
      <text:p text:style-name="P3"><text:tab/><text:tab/><text:tab/><text:tab/><text:tab/><text:tab/>printf("\nPage %d: Frame: %d", i, p-&gt;alloc[i]);</text:p>
      <text:p text:style-name="P3"><text:tab/><text:tab/><text:tab/><text:tab/><text:tab/>}</text:p>
      <text:p text:style-name="P3"><text:tab/><text:tab/><text:tab/><text:tab/><text:tab/>p-&gt;next=proc-&gt;next;</text:p>
      <text:p text:style-name="P3"><text:tab/><text:tab/><text:tab/><text:tab/><text:tab/>proc-&gt;next=p;</text:p>
      <text:p text:style-name="P3"><text:tab/><text:tab/><text:tab/><text:tab/><text:tab/>nfree-=p-&gt;pages;</text:p>
      <text:p text:style-name="P3"><text:tab/><text:tab/><text:tab/><text:tab/>}</text:p>
      <text:p text:style-name="P3"><text:tab/><text:tab/><text:tab/><text:tab/>else</text:p>
      <text:p text:style-name="P3"><text:tab/><text:tab/><text:tab/><text:tab/>{</text:p>
      <text:p text:style-name="P3"><text:tab/><text:tab/><text:tab/><text:tab/><text:tab/>printf("\nFree frames not available!\n");</text:p>
      <text:p text:style-name="P3"><text:tab/><text:tab/><text:tab/><text:tab/><text:tab/>free(p);</text:p>
      <text:p text:style-name="P3"><text:tab/><text:tab/><text:tab/><text:tab/>}</text:p>
      <text:p text:style-name="P3"><text:tab/><text:tab/><text:tab/><text:tab/>break;</text:p>
      <text:p text:style-name="P3"><text:tab/><text:tab/><text:tab/>}</text:p>
      <text:p text:style-name="P3"><text:soft-page-break/><text:tab/><text:tab/><text:tab/>case 2: </text:p>
      <text:p text:style-name="P3"><text:tab/><text:tab/><text:tab/>{</text:p>
      <text:p text:style-name="P3"><text:tab/><text:tab/><text:tab/><text:tab/>char pid[10];</text:p>
      <text:p text:style-name="P3"><text:tab/><text:tab/><text:tab/><text:tab/>printf("\nEnter the process ID to be de-allocated:");</text:p>
      <text:p text:style-name="P3"><text:tab/><text:tab/><text:tab/><text:tab/>scanf(" %[^\n]", pid);</text:p>
      <text:p text:style-name="P3"><text:tab/><text:tab/><text:tab/><text:tab/>int res=deallocate(proc, pid, freeframes, nfree);</text:p>
      <text:p text:style-name="P3"><text:tab/><text:tab/><text:tab/><text:tab/>if(res!=-1)</text:p>
      <text:p text:style-name="P3"><text:tab/><text:tab/><text:tab/><text:tab/><text:tab/>nfree=res;</text:p>
      <text:p text:style-name="P3"><text:tab/><text:tab/><text:tab/><text:tab/>break;</text:p>
      <text:p text:style-name="P3"><text:tab/><text:tab/><text:tab/>}</text:p>
      <text:p text:style-name="P3"><text:tab/><text:tab/><text:tab/>case 3: printpagetable(proc);</text:p>
      <text:p text:style-name="P3"><text:tab/><text:tab/><text:tab/><text:tab/><text:tab/>break;</text:p>
      <text:p text:style-name="P3"><text:tab/><text:tab/><text:tab/>case 4: printfreeframes(freeframes, nfree);</text:p>
      <text:p text:style-name="P3"><text:tab/><text:tab/><text:tab/><text:tab/><text:tab/>break;</text:p>
      <text:p text:style-name="P3"/>
      <text:p text:style-name="P3"><text:tab/><text:tab/><text:tab/>default: printf("\nInvalid choice!");</text:p>
      <text:p text:style-name="P3"><text:tab/><text:tab/>}</text:p>
      <text:p text:style-name="P3"><text:tab/><text:tab/>printf("\n\nChoices:\n\t1. Process request\n\t2. Deallocation\n\t3. Page Table display for all input process\n\t4. Free Frame list display\n\t5. Exit\nEnter the option:");</text:p>
      <text:p text:style-name="P3"><text:tab/><text:tab/>scanf("%d", &amp;choice);</text:p>
      <text:p text:style-name="P3"/>
      <text:p text:style-name="P3"><text:tab/>}</text:p>
      <text:p text:style-name="P3">} </text:p>
      <text:p text:style-name="P3"/>
      <text:p text:style-name="P3"/>
      <text:p text:style-name="P3"/>
      <text:p text:style-name="P9">OUTPUT:</text:p>
      <text:p text:style-name="P9"/>
      <text:p text:style-name="P3">(base) lakshmi@LakshmiPriya:~/OS/LakshmiPriya-OS-EX9$ gcc paging.c -o p -lm</text:p>
      <text:p text:style-name="P3">(base) lakshmi@LakshmiPriya:~/OS/LakshmiPriya-OS-EX9$ ./p</text:p>
      <text:p text:style-name="P3"/>
      <text:p text:style-name="P3">PAGING TECHNIQUE</text:p>
      <text:p text:style-name="P3"/>
      <text:p text:style-name="P3">Enter the physical memory size (in kB): 32</text:p>
      <text:p text:style-name="P3"/>
      <text:p text:style-name="P3">Enter the page size (in kB): 1</text:p>
      <text:p text:style-name="P3"/>
      <text:p text:style-name="P3">Physical memory is divided into 32 frames</text:p>
      <text:p text:style-name="P3">After initialization...</text:p>
      <text:p text:style-name="P3">FREE FRAMES: 0<text:tab/>1<text:tab/>2<text:tab/>3<text:tab/>4<text:tab/>5<text:tab/>7<text:tab/>8<text:tab/>11<text:tab/>13<text:tab/>14<text:tab/>15<text:tab/>16<text:tab/>18<text:tab/>20<text:tab/>21<text:tab/>22<text:tab/>23<text:tab/>24<text:tab/>25<text:tab/>26<text:tab/>27<text:tab/>28<text:tab/>29<text:tab/>30<text:tab/></text:p>
      <text:p text:style-name="P3"/>
      <text:p text:style-name="P3"/>
      <text:p text:style-name="P3"><text:soft-page-break/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 :1</text:p>
      <text:p text:style-name="P3">Enter the Process ID <text:s/>: p0</text:p>
      <text:p text:style-name="P3">Enter Page size(in kB): 7</text:p>
      <text:p text:style-name="P3"/>
      <text:p text:style-name="P3">Process is divided into 7 pages</text:p>
      <text:p text:style-name="P3">Page table for p0: </text:p>
      <text:p text:style-name="P3">Page 0: Frame: 0</text:p>
      <text:p text:style-name="P3">Page 1: Frame: 1</text:p>
      <text:p text:style-name="P3">Page 2: Frame: 2</text:p>
      <text:p text:style-name="P3">Page 3: Frame: 3</text:p>
      <text:p text:style-name="P3">Page 4: Frame: 4</text:p>
      <text:p text:style-name="P3">Page 5: Frame: 5</text:p>
      <text:p text:style-name="P3">Page 6: Frame: 7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4</text:p>
      <text:p text:style-name="P3"/>
      <text:p text:style-name="P3">Free Frames: 8<text:tab/>11<text:tab/>13<text:tab/>14<text:tab/>15<text:tab/>16<text:tab/>18<text:tab/>20<text:tab/>21<text:tab/>22<text:tab/>23<text:tab/>24<text:tab/>25<text:tab/>26<text:tab/>27<text:tab/>28<text:tab/>29<text:tab/>30<text:tab/>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1</text:p>
      <text:p text:style-name="P3">Enter the Process ID <text:s/>: p1</text:p>
      <text:p text:style-name="P3">Enter Page size(in kB): 8</text:p>
      <text:p text:style-name="P3"/>
      <text:p text:style-name="P3">Process is divided into 8 pages</text:p>
      <text:p text:style-name="P3">Page table for p1: </text:p>
      <text:p text:style-name="P3">Page 0: Frame: 8</text:p>
      <text:p text:style-name="P3">Page 1: Frame: 11</text:p>
      <text:p text:style-name="P3"><text:soft-page-break/>Page 2: Frame: 13</text:p>
      <text:p text:style-name="P3">Page 3: Frame: 14</text:p>
      <text:p text:style-name="P3">Page 4: Frame: 15</text:p>
      <text:p text:style-name="P3">Page 5: Frame: 16</text:p>
      <text:p text:style-name="P3">Page 6: Frame: 18</text:p>
      <text:p text:style-name="P3">Page 7: Frame: 20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4</text:p>
      <text:p text:style-name="P3"/>
      <text:p text:style-name="P3">Free Frames: 21<text:tab/>22<text:tab/>23<text:tab/>24<text:tab/>25<text:tab/>26<text:tab/>27<text:tab/>28<text:tab/>29<text:tab/>30<text:tab/>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3</text:p>
      <text:p text:style-name="P3"/>
      <text:p text:style-name="P3"/>
      <text:p text:style-name="P3">Page table for p1</text:p>
      <text:p text:style-name="P3">Page 0: Frame: 8</text:p>
      <text:p text:style-name="P3">Page 1: Frame: 11</text:p>
      <text:p text:style-name="P3">Page 2: Frame: 13</text:p>
      <text:p text:style-name="P3">Page 3: Frame: 14</text:p>
      <text:p text:style-name="P3">Page 4: Frame: 15</text:p>
      <text:p text:style-name="P3">Page 5: Frame: 16</text:p>
      <text:p text:style-name="P3">Page 6: Frame: 18</text:p>
      <text:p text:style-name="P3">Page 7: Frame: 20</text:p>
      <text:p text:style-name="P3"/>
      <text:p text:style-name="P3">Page table for p0</text:p>
      <text:p text:style-name="P3">Page 0: Frame: 0</text:p>
      <text:p text:style-name="P3">Page 1: Frame: 1</text:p>
      <text:p text:style-name="P3">Page 2: Frame: 2</text:p>
      <text:p text:style-name="P3">Page 3: Frame: 3</text:p>
      <text:p text:style-name="P3">Page 4: Frame: 4</text:p>
      <text:p text:style-name="P3">Page 5: Frame: 5</text:p>
      <text:p text:style-name="P3">Page 6: Frame: 7</text:p>
      <text:p text:style-name="P3"/>
      <text:p text:style-name="P3"><text:soft-page-break/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1</text:p>
      <text:p text:style-name="P3">Enter the Process ID <text:s/>: p2</text:p>
      <text:p text:style-name="P3">Enter Page size(in kB): 15</text:p>
      <text:p text:style-name="P3"/>
      <text:p text:style-name="P3">Free frames not available!</text:p>
      <text:p text:style-name="P3"/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2</text:p>
      <text:p text:style-name="P3"/>
      <text:p text:style-name="P3">Enter the process ID to be de-allocated:p1</text:p>
      <text:p text:style-name="P3"/>
      <text:p text:style-name="P3">Deallocated process p1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3</text:p>
      <text:p text:style-name="P3"/>
      <text:p text:style-name="P3"/>
      <text:p text:style-name="P3">Page table for p0</text:p>
      <text:p text:style-name="P3">Page 0: Frame: 0</text:p>
      <text:p text:style-name="P3">Page 1: Frame: 1</text:p>
      <text:p text:style-name="P3">Page 2: Frame: 2</text:p>
      <text:p text:style-name="P3">Page 3: Frame: 3</text:p>
      <text:p text:style-name="P3">Page 4: Frame: 4</text:p>
      <text:p text:style-name="P3">Page 5: Frame: 5</text:p>
      <text:p text:style-name="P3">Page 6: Frame: 7</text:p>
      <text:p text:style-name="P3"/>
      <text:p text:style-name="P3">Choices:</text:p>
      <text:p text:style-name="P3"><text:tab/>1. Process request</text:p>
      <text:p text:style-name="P3"><text:soft-page-break/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4</text:p>
      <text:p text:style-name="P3"/>
      <text:p text:style-name="P3">Free Frames: 21<text:tab/>22<text:tab/>23<text:tab/>24<text:tab/>25<text:tab/>26<text:tab/>27<text:tab/>28<text:tab/>29<text:tab/>30<text:tab/>8<text:tab/>11<text:tab/>13<text:tab/>14<text:tab/>15<text:tab/>16<text:tab/>18<text:tab/>20<text:tab/>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1</text:p>
      <text:p text:style-name="P3">Enter the Process ID <text:s/>: p2</text:p>
      <text:p text:style-name="P3">Enter Page size(in kB): 15</text:p>
      <text:p text:style-name="P3"/>
      <text:p text:style-name="P3">Process is divided into 15 pages</text:p>
      <text:p text:style-name="P3">Page table for p2: </text:p>
      <text:p text:style-name="P3">Page 0: Frame: 21</text:p>
      <text:p text:style-name="P3">Page 1: Frame: 22</text:p>
      <text:p text:style-name="P3">Page 2: Frame: 23</text:p>
      <text:p text:style-name="P3">Page 3: Frame: 24</text:p>
      <text:p text:style-name="P3">Page 4: Frame: 25</text:p>
      <text:p text:style-name="P3">Page 5: Frame: 26</text:p>
      <text:p text:style-name="P3">Page 6: Frame: 27</text:p>
      <text:p text:style-name="P3">Page 7: Frame: 28</text:p>
      <text:p text:style-name="P3">Page 8: Frame: 29</text:p>
      <text:p text:style-name="P3">Page 9: Frame: 30</text:p>
      <text:p text:style-name="P3">Page 10: Frame: 8</text:p>
      <text:p text:style-name="P3">Page 11: Frame: 11</text:p>
      <text:p text:style-name="P3">Page 12: Frame: 13</text:p>
      <text:p text:style-name="P3">Page 13: Frame: 14</text:p>
      <text:p text:style-name="P3">Page 14: Frame: 15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4</text:p>
      <text:p text:style-name="P3"/>
      <text:p text:style-name="P3"><text:soft-page-break/>Free Frames: 16<text:tab/>18<text:tab/>20<text:tab/>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3</text:p>
      <text:p text:style-name="P3"/>
      <text:p text:style-name="P3"/>
      <text:p text:style-name="P3">Page table for p2</text:p>
      <text:p text:style-name="P3">Page 0: Frame: 21</text:p>
      <text:p text:style-name="P3">Page 1: Frame: 22</text:p>
      <text:p text:style-name="P3">Page 2: Frame: 23</text:p>
      <text:p text:style-name="P3">Page 3: Frame: 24</text:p>
      <text:p text:style-name="P3">Page 4: Frame: 25</text:p>
      <text:p text:style-name="P3">Page 5: Frame: 26</text:p>
      <text:p text:style-name="P3">Page 6: Frame: 27</text:p>
      <text:p text:style-name="P3">Page 7: Frame: 28</text:p>
      <text:p text:style-name="P3">Page 8: Frame: 29</text:p>
      <text:p text:style-name="P3">Page 9: Frame: 30</text:p>
      <text:p text:style-name="P3">Page 10: Frame: 8</text:p>
      <text:p text:style-name="P3">Page 11: Frame: 11</text:p>
      <text:p text:style-name="P3">Page 12: Frame: 13</text:p>
      <text:p text:style-name="P3">Page 13: Frame: 14</text:p>
      <text:p text:style-name="P3">Page 14: Frame: 15</text:p>
      <text:p text:style-name="P3"/>
      <text:p text:style-name="P3">Page table for p0</text:p>
      <text:p text:style-name="P3">Page 0: Frame: 0</text:p>
      <text:p text:style-name="P3">Page 1: Frame: 1</text:p>
      <text:p text:style-name="P3">Page 2: Frame: 2</text:p>
      <text:p text:style-name="P3">Page 3: Frame: 3</text:p>
      <text:p text:style-name="P3">Page 4: Frame: 4</text:p>
      <text:p text:style-name="P3">Page 5: Frame: 5</text:p>
      <text:p text:style-name="P3">Page 6: Frame: 7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1</text:p>
      <text:p text:style-name="P3">Enter the Process ID <text:s/>: p3</text:p>
      <text:p text:style-name="P3"><text:soft-page-break/>Enter Page size(in kB): 3</text:p>
      <text:p text:style-name="P3"/>
      <text:p text:style-name="P3">Process is divided into 3 pages</text:p>
      <text:p text:style-name="P3">Page table for p3: </text:p>
      <text:p text:style-name="P3">Page 0: Frame: 16</text:p>
      <text:p text:style-name="P3">Page 1: Frame: 18</text:p>
      <text:p text:style-name="P3">Page 2: Frame: 20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3</text:p>
      <text:p text:style-name="P3"/>
      <text:p text:style-name="P3"/>
      <text:p text:style-name="P3">Page table for p3</text:p>
      <text:p text:style-name="P3">Page 0: Frame: 16</text:p>
      <text:p text:style-name="P3">Page 1: Frame: 18</text:p>
      <text:p text:style-name="P3">Page 2: Frame: 20</text:p>
      <text:p text:style-name="P3"/>
      <text:p text:style-name="P3">Page table for p2</text:p>
      <text:p text:style-name="P3">Page 0: Frame: 21</text:p>
      <text:p text:style-name="P3">Page 1: Frame: 22</text:p>
      <text:p text:style-name="P3">Page 2: Frame: 23</text:p>
      <text:p text:style-name="P3">Page 3: Frame: 24</text:p>
      <text:p text:style-name="P3">Page 4: Frame: 25</text:p>
      <text:p text:style-name="P3">Page 5: Frame: 26</text:p>
      <text:p text:style-name="P3">Page 6: Frame: 27</text:p>
      <text:p text:style-name="P3">Page 7: Frame: 28</text:p>
      <text:p text:style-name="P3">Page 8: Frame: 29</text:p>
      <text:p text:style-name="P3">Page 9: Frame: 30</text:p>
      <text:p text:style-name="P3">Page 10: Frame: 8</text:p>
      <text:p text:style-name="P3">Page 11: Frame: 11</text:p>
      <text:p text:style-name="P3">Page 12: Frame: 13</text:p>
      <text:p text:style-name="P3">Page 13: Frame: 14</text:p>
      <text:p text:style-name="P3">Page 14: Frame: 15</text:p>
      <text:p text:style-name="P3"/>
      <text:p text:style-name="P3">Page table for p0</text:p>
      <text:p text:style-name="P3">Page 0: Frame: 0</text:p>
      <text:p text:style-name="P3">Page 1: Frame: 1</text:p>
      <text:p text:style-name="P3">Page 2: Frame: 2</text:p>
      <text:p text:style-name="P3">Page 3: Frame: 3</text:p>
      <text:p text:style-name="P3">Page 4: Frame: 4</text:p>
      <text:p text:style-name="P3"><text:soft-page-break/>Page 5: Frame: 5</text:p>
      <text:p text:style-name="P3">Page 6: Frame: 7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4</text:p>
      <text:p text:style-name="P3"/>
      <text:p text:style-name="P3">Free Frames: </text:p>
      <text:p text:style-name="P3"/>
      <text:p text:style-name="P3">Choices:</text:p>
      <text:p text:style-name="P3"><text:tab/>1. Process request</text:p>
      <text:p text:style-name="P3"><text:tab/>2. Deallocation</text:p>
      <text:p text:style-name="P3"><text:tab/>3. Page Table display for all input process</text:p>
      <text:p text:style-name="P3"><text:tab/>4. Free Frame list display</text:p>
      <text:p text:style-name="P3"><text:tab/>5. Exit</text:p>
      <text:p text:style-name="P3">Enter the option: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55:50.752392835</meta:creation-date>
    <dc:date>2020-04-14T11:57:59.106620816</dc:date>
    <meta:editing-duration>PT2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2" meta:paragraph-count="425" meta:word-count="1481" meta:character-count="9244" meta:non-whitespace-character-count="7752"/>
  </office:meta>
</office:document-meta>
</file>